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p text:style-name="Title">Large-scale Machine-Learning analysis of scientific PDF for following the production and the openness of research data and software in France</text:p>
      <text:p text:style-name="Subtitl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December 2022</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for following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1-16T09:42:14Z</meta:creation-date>
    <dc:date>2022-11-16T09:42:14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December 2022</meta:user-defined>
    <meta:user-defined meta:name="geometry" meta:value-type="string">left=3cm, right=3cm, top=3cm, bottom=3cm</meta:user-defined>
    <meta:user-defined meta:name="subtitle" meta:value-type="string">…</meta:user-defined>
  </office:meta>
</office:document-meta>
</file>